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22bb6" officeooo:paragraph-rsid="00122bb6" style:font-size-asian="15.75pt" style:font-size-complex="18pt"/>
    </style:style>
    <style:style style:name="P2" style:family="paragraph" style:parent-style-name="Standard">
      <style:paragraph-properties fo:text-align="start" style:justify-single-word="false"/>
      <style:text-properties fo:font-size="15pt" officeooo:rsid="00122bb6" officeooo:paragraph-rsid="00122bb6" style:font-size-asian="13.1000003814697pt" style:font-size-complex="15pt"/>
    </style:style>
    <style:style style:name="P3" style:family="paragraph" style:parent-style-name="Standard">
      <style:paragraph-properties fo:text-align="start" style:justify-single-word="false"/>
      <style:text-properties fo:font-size="15pt" officeooo:rsid="0013429c" officeooo:paragraph-rsid="0013429c" style:font-size-asian="13.1000003814697pt" style:font-size-complex="15pt"/>
    </style:style>
    <style:style style:name="P4" style:family="paragraph" style:parent-style-name="Standard">
      <style:paragraph-properties fo:text-align="start" style:justify-single-word="false"/>
      <style:text-properties fo:font-size="13pt" officeooo:rsid="00122bb6" officeooo:paragraph-rsid="00122bb6" style:font-size-asian="13pt" style:font-size-complex="13pt"/>
    </style:style>
    <style:style style:name="P5" style:family="paragraph" style:parent-style-name="Standard">
      <style:paragraph-properties fo:text-align="start" style:justify-single-word="false"/>
      <style:text-properties fo:font-size="13pt" officeooo:rsid="0013429c" officeooo:paragraph-rsid="00122bb6" style:font-size-asian="11.3500003814697pt" style:font-size-complex="13pt"/>
    </style:style>
    <style:style style:name="P6" style:family="paragraph" style:parent-style-name="Standard">
      <style:paragraph-properties fo:text-align="start" style:justify-single-word="false"/>
      <style:text-properties fo:font-size="15pt" officeooo:rsid="0013429c" officeooo:paragraph-rsid="0013429c" style:font-size-asian="13.1000003814697pt" style:font-size-complex="15pt"/>
    </style:style>
    <style:style style:name="P7" style:family="paragraph" style:parent-style-name="Standard">
      <style:paragraph-properties fo:text-align="start" style:justify-single-word="false"/>
      <style:text-properties fo:font-size="15pt" officeooo:rsid="00149186" officeooo:paragraph-rsid="00149186" style:font-size-asian="13.1000003814697pt" style:font-size-complex="15pt"/>
    </style:style>
    <style:style style:name="P8" style:family="paragraph" style:parent-style-name="Standard">
      <style:paragraph-properties fo:text-align="start" style:justify-single-word="false"/>
      <style:text-properties fo:font-size="15pt" officeooo:rsid="00149a94" officeooo:paragraph-rsid="00149a94" style:font-size-asian="13.1000003814697pt" style:font-size-complex="15pt"/>
    </style:style>
    <style:style style:name="P9" style:family="paragraph" style:parent-style-name="Standard">
      <style:paragraph-properties fo:text-align="start" style:justify-single-word="false"/>
      <style:text-properties fo:font-size="15pt" officeooo:rsid="0015ca26" officeooo:paragraph-rsid="0015ca26" style:font-size-asian="13.1000003814697pt" style:font-size-complex="15pt"/>
    </style:style>
    <style:style style:name="P10" style:family="paragraph" style:parent-style-name="Standard">
      <style:paragraph-properties fo:text-align="start" style:justify-single-word="false"/>
      <style:text-properties fo:font-size="15pt" officeooo:rsid="00179d1e" officeooo:paragraph-rsid="00179d1e" style:font-size-asian="13.1000003814697pt" style:font-size-complex="15pt"/>
    </style:style>
    <style:style style:name="T1" style:family="text">
      <style:text-properties fo:font-size="13pt" style:font-size-asian="11.3500003814697pt" style:font-size-complex="13pt"/>
    </style:style>
    <style:style style:name="T2" style:family="text">
      <style:text-properties fo:font-size="13pt" officeooo:rsid="0013429c" style:font-size-asian="11.3500003814697pt" style:font-size-complex="13pt"/>
    </style:style>
    <style:style style:name="T3" style:family="text">
      <style:text-properties fo:font-size="13pt" officeooo:rsid="00149186" style:font-size-asian="11.3500003814697pt" style:font-size-complex="13pt"/>
    </style:style>
    <style:style style:name="T4" style:family="text">
      <style:text-properties fo:font-size="13pt" officeooo:rsid="00149a94" style:font-size-asian="11.3500003814697pt" style:font-size-complex="13pt"/>
    </style:style>
    <style:style style:name="T5" style:family="text">
      <style:text-properties fo:font-size="13pt" officeooo:rsid="0015ca26" style:font-size-asian="11.3500003814697pt" style:font-size-complex="13pt"/>
    </style:style>
    <style:style style:name="T6" style:family="text">
      <style:text-properties fo:font-size="13pt" officeooo:rsid="001998ba" style:font-size-asian="11.3500003814697pt" style:font-size-complex="13pt"/>
    </style:style>
    <style:style style:name="T7" style:family="text">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2.2 – SEO</text:p>
      <text:p text:style-name="P1"/>
      <text:p text:style-name="P2">1.</text:p>
      <text:p text:style-name="P2"><text:tab/><text:span text:style-name="T7">El SEO <text:s/>se trata de un sistema orgánico , que intenta crear confianza de alto nivel con <text:s/>los usuarios , buscando un efecto a largo plazo pero duradero. Por otro lado el SEM se basa en pagar una tasa para obtener una posición inmediata en lo alto del buscador, su objetivo principal es buscar ventas rápidas, sin embargo estas páginas suelen provocar desconfianza sobre los usuarios y acaban pasando de ellas.</text:span></text:p>
      <text:p text:style-name="P4"/>
      <text:p text:style-name="P4"/>
      <text:p text:style-name="P2">2.</text:p>
      <text:p text:style-name="P2"><text:tab/></text:p>
      <text:p text:style-name="P2"/>
      <text:p text:style-name="P2">3.</text:p>
      <text:p text:style-name="P2"><text:tab/><text:span text:style-name="T1">La experiencia de usuario, la economía y la información, ya que estos 3 puntos benefician en gran medida </text:span><text:span text:style-name="T2">al motor de búsqueda.</text:span></text:p>
      <text:p text:style-name="P5"/>
      <text:p text:style-name="P3">4.</text:p>
      <text:p text:style-name="P3"><text:tab/><text:span text:style-name="T1">Hay diversos factores que afectan al SEO , el nombre de dominio por ejemplo ha de ser corto y conciso para no provocar confusión en la búsqueda. </text:span><text:span text:style-name="T3">Existen una serie de KeyWords que ayudan a nuestra página a asociarse con una temática por los cual ayuda a psoicionarnos en busquedas relacionadas, estas suele usarse en diversas partes de la web.</text:span></text:p>
      <text:p text:style-name="P7"><text:span text:style-name="T1">El uso de redirecciones correctas y páginas de error también aportan. El estilo y maquetación de nuestra página ayudan a que los usarios sean atraídos por lo que cuanta mejor sea nuestra calidad más nos recomendará el buscador.</text:span></text:p>
      <text:p text:style-name="P7"><text:span text:style-name="T1">Finalmente la seguridad de nuestra página y estar libres de denuncias por fraude nos hará no <text:s/>desaparecer de los buscadores.</text:span></text:p>
      <text:p text:style-name="P7"><text:span text:style-name="T1"/></text:p>
      <text:p text:style-name="P7">5.</text:p>
      <text:p text:style-name="P7"><text:tab/><text:span text:style-name="T4">Italiano, Pasta, Ristorante.</text:span></text:p>
      <text:p text:style-name="P7"><text:span text:style-name="T4"/></text:p>
      <text:p text:style-name="P8">6.</text:p>
      <text:p text:style-name="P8"><text:tab/></text:p>
      <text:p text:style-name="P8"><text:span text:style-name="T1"><text:tab/>&lt;</text:span><text:span text:style-name="T5">meta name=’</text:span><text:span text:style-name="T1">title’ </text:span><text:span text:style-name="T5">content =</text:span><text:span text:style-name="T1"> ‘Ristorante Italiano: La Pasta’ /&gt;</text:span></text:p>
      <text:p text:style-name="P8"><text:span text:style-name="T1"><text:tab/>&lt;</text:span><text:span text:style-name="T5">meta name=’description’ content=</text:span><text:span text:style-name="T1"> “Ristorante Italiano especializado en pasta, por <text:tab/><text:tab/><text:tab/><text:tab/><text:tab/><text:tab/> <text:s text:c="5"/>toda España.</text:span></text:p>
      <text:p text:style-name="P8"><text:span text:style-name="T1"><text:tab/><text:tab/><text:tab/><text:tab/><text:tab/><text:tab/> <text:s text:c="5"/>La mejor pasta italiana. “/&gt;</text:span></text:p>
      <text:p text:style-name="P9"><text:span text:style-name="T1"><text:tab/>&lt;meta name=’keywords’ content = “Italiano, Pasta, Ristorante”.</text:span></text:p>
      <text:p text:style-name="P9"><text:span text:style-name="T1"/></text:p>
      <text:p text:style-name="P8"><text:span text:style-name="T1"><text:tab/>&lt;</text:span><text:span text:style-name="T5">h1&gt;Ristorante Italiano: La Pasta&lt;/&gt;</text:span></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oft-page-break/><text:span text:style-name="T5"/></text:p>
      <text:p text:style-name="P9">7.</text:p>
      <text:p text:style-name="P9"><text:tab/><text:span text:style-name="T1">Podría hacer un 404 sobre una especia de header con temática italiana (típica imagen con cosas típicas del país) y una pizza sustituyendo al 0 por ejemplo, a pesar de posiblemente no cuadrar con la estética principal de la página podría ser algo menos serio, ya que buscamos hacer que la persona no recree emociones negativas. Finalmente añadir el pie de página para que la persona pueda redirigirse a otros lugares de nuestra web.</text:span></text:p>
      <text:p text:style-name="P9"><text:span text:style-name="T1"/></text:p>
      <text:p text:style-name="P10">8.</text:p>
      <text:p text:style-name="P10"><text:tab/><text:span text:style-name="T6">20Minutos: </text:span></text:p>
      <text:p text:style-name="P10"><text:span text:style-name="T6"><text:tab/><text:tab/>Sí, proporciona un teléfono, <text:s/>un fax, 3 correos distintos, para información, protección de datos y denuncias. Finalmente muestra los datos de sus 3 sedes en España cada una con un teléfono y un correo independiente.</text:span></text:p>
      <text:p text:style-name="P10"><text:span text:style-name="T6"/></text:p>
      <text:p text:style-name="P10"><text:span text:style-name="T6"><text:tab/>Renfe: </text:span></text:p>
      <text:p text:style-name="P10"><text:span text:style-name="T6"><text:tab/><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1:10:27.925098865</meta:creation-date>
    <dc:date>2023-10-23T14:28:58.629431175</dc:date>
    <meta:editing-duration>PT31M11S</meta:editing-duration>
    <meta:editing-cycles>5</meta:editing-cycles>
    <meta:generator>LibreOffice/7.3.7.2$Linux_X86_64 LibreOffice_project/30$Build-2</meta:generator>
    <meta:document-statistic meta:table-count="0" meta:image-count="0" meta:object-count="0" meta:page-count="2" meta:paragraph-count="27" meta:word-count="372" meta:character-count="2280" meta:non-whitespace-character-count="1884"/>
  </office:meta>
</office:document-meta>
</file>